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6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7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8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1e8c" officeooo:paragraph-rsid="00301e8c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paragraph-rsid="00308c2c"/>
    </style:style>
    <style:style style:name="P3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officeooo:rsid="001fa3ab" officeooo:paragraph-rsid="001fa3ab"/>
    </style:style>
    <style:style style:name="P44" style:family="paragraph" style:parent-style-name="Standard">
      <style:paragraph-properties fo:text-align="start" style:justify-single-word="false"/>
      <style:text-properties style:use-window-font-color="true" officeooo:rsid="00332601" officeooo:paragraph-rsid="00332601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officeooo:rsid="0035ab6c" officeooo:paragraph-rsid="0035ab6c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  <style:style style:name="T5" style:family="text">
      <style:text-properties officeooo:rsid="00301e8c"/>
    </style:style>
    <style:style style:name="T6" style:family="text">
      <style:text-properties fo:color="#800080"/>
    </style:style>
    <style:style style:name="T7" style:family="text">
      <style:text-properties fo:color="#c0c0c0"/>
    </style:style>
    <style:style style:name="T8" style:family="text">
      <style:text-properties fo:color="#800000"/>
    </style:style>
    <style:style style:name="T9" style:family="text">
      <style:text-properties fo:font-style="italic"/>
    </style:style>
    <style:style style:name="T10" style:family="text">
      <style:text-properties fo:color="#0055af" fo:font-style="italic"/>
    </style:style>
    <style:style style:name="T11" style:family="text">
      <style:text-properties fo:color="#008000"/>
    </style:style>
    <style:style style:name="T12" style:family="text">
      <style:text-properties fo:color="#808000"/>
    </style:style>
    <style:style style:name="T13" style:family="text">
      <style:text-properties fo:color="#2985c7" fo:font-style="italic"/>
    </style:style>
    <style:style style:name="T14" style:family="text">
      <style:text-properties officeooo:rsid="00325fe9"/>
    </style:style>
    <style:style style:name="T15" style:family="text">
      <style:text-properties officeooo:rsid="003437e8"/>
    </style:style>
    <style:style style:name="T16" style:family="text">
      <style:text-properties officeooo:rsid="0035a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5">Finalisation diagramme de séquence «Réaliser une ronde»</text:p>
      <text:p text:style-name="P26">Diagramme d’état sur le déroulement de la ronde</text:p>
      <text:p text:style-name="P26"/>
      <text:p text:style-name="P20">Mardi 09 février :</text:p>
      <text:p text:style-name="P29">Mise à jour du diagramme de Gantt commun</text:p>
      <text:p text:style-name="P30">Recherches qml et C++</text:p>
      <text:p text:style-name="P30"/>
      <text:p text:style-name="P21">Mercredi 10 février :</text:p>
      <text:p text:style-name="P31">Finalisation du dossier</text:p>
      <text:p text:style-name="P31"/>
      <text:p text:style-name="P22">Vendredi 12 février :</text:p>
      <text:p text:style-name="P32">Finalisation du dossier partie analyse</text:p>
      <text:p text:style-name="P33">Test IHM (Scroll, <text:span text:style-name="T4">Swipe, Stack, Empty</text:span>) <text:span text:style-name="T4">⇒ choix application Empty</text:span></text:p>
      <text:p text:style-name="P33"/>
      <text:p text:style-name="P23">Lundi 15 février :</text:p>
      <text:p text:style-name="P34">Réalisation <text:span text:style-name="T5">test </text:span>IHM et interaction entre C++ et QML</text:p>
      <text:p text:style-name="P34"/>
      <text:p text:style-name="P24">Mercredi 17 février :</text:p>
      <text:p text:style-name="P35">Réalisation test IHM (changer la couleur du pointeau sur appuie du bouton «Anomalie»)</text:p>
      <text:p text:style-name="P36">Incrémenter liste pointeaux :</text:p>
      <text:p text:style-name="P37"><text:span text:style-name="T6">Button</text:span><text:span text:style-name="T7"> </text:span>{</text:p>
      <text:p text:style-name="P39"><text:span text:style-name="T7"><text:s text:c="8"/></text:span><text:span text:style-name="T8">id</text:span>:<text:span text:style-name="T7"> </text:span><text:span text:style-name="T9">buttonAnomalie</text:span></text:p>
      <text:p text:style-name="P39"><text:span text:style-name="T7"><text:s text:c="8"/></text:span><text:span text:style-name="T8">x</text:span>:<text:span text:style-name="T7"> </text:span>215</text:p>
      <text:p text:style-name="P39"><text:span text:style-name="T7"><text:s text:c="8"/></text:span><text:span text:style-name="T8">y</text:span>:<text:span text:style-name="T7"> </text:span>126</text:p>
      <text:p text:style-name="P39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39"><text:soft-page-break/><text:span text:style-name="T7"><text:s text:c="8"/></text:span><text:span text:style-name="T8">onClicked</text:span>:<text:span text:style-name="T7"> </text:span><text:span text:style-name="T9">listePointeaux</text:span>.incrementCurrentIndex()</text:p>
      <text:p text:style-name="P39"><text:span text:style-name="T7"><text:s text:c="4"/></text:span>}</text:p>
      <text:p text:style-name="P40">Changer la couleur du pointeau courant en rouge :</text:p>
      <text:p text:style-name="P40"><text:span text:style-name="T6">Button</text:span><text:span text:style-name="T7"> </text:span>{</text:p>
      <text:p text:style-name="P39"><text:span text:style-name="T7"><text:s text:c="8"/></text:span><text:span text:style-name="T8">id</text:span>:<text:span text:style-name="T7"> </text:span><text:span text:style-name="T9">buttonAnomalie</text:span></text:p>
      <text:p text:style-name="P39"><text:span text:style-name="T7"><text:s text:c="8"/></text:span><text:span text:style-name="T8">x</text:span>:<text:span text:style-name="T7"> </text:span>215</text:p>
      <text:p text:style-name="P39"><text:span text:style-name="T7"><text:s text:c="8"/></text:span><text:span text:style-name="T8">y</text:span>:<text:span text:style-name="T7"> </text:span>126</text:p>
      <text:p text:style-name="P39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39"><text:span text:style-name="T7"><text:s text:c="8"/></text:span><text:span text:style-name="T8">onClicked</text:span>:<text:span text:style-name="T7"> </text:span>{</text:p>
      <text:p text:style-name="P39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39"><text:span text:style-name="T7"><text:s text:c="12"/></text:span><text:span text:style-name="T13">item</text:span>.etat<text:span text:style-name="T7"> </text:span>=<text:span text:style-name="T7"> </text:span><text:span text:style-name="T10">Qt</text:span>.rgba(255,<text:span text:style-name="T7"> </text:span>0,<text:span text:style-name="T7"> </text:span>0);</text:p>
      <text:p text:style-name="P39"><text:span text:style-name="T7"><text:s text:c="8"/></text:span>}</text:p>
      <text:p text:style-name="P39"><text:span text:style-name="T7"><text:s text:c="4"/></text:span>}</text:p>
      <text:p text:style-name="P40">Changer la couleur de l’état quand le pointeau est scanné :</text:p>
      <text:p text:style-name="P40"><text:span text:style-name="T6">Button</text:span><text:span text:style-name="T7"> </text:span>{</text:p>
      <text:p text:style-name="P39"><text:span text:style-name="T7"><text:s text:c="8"/></text:span><text:span text:style-name="T8">id</text:span>:<text:span text:style-name="T7"> </text:span><text:span text:style-name="T9">buttonScanner</text:span></text:p>
      <text:p text:style-name="P39"><text:span text:style-name="T7"><text:s text:c="8"/></text:span><text:span text:style-name="T8">x</text:span>:<text:span text:style-name="T7"> </text:span>350</text:p>
      <text:p text:style-name="P39"><text:span text:style-name="T7"><text:s text:c="8"/></text:span><text:span text:style-name="T8">y</text:span>:<text:span text:style-name="T7"> </text:span>126</text:p>
      <text:p text:style-name="P39"><text:span text:style-name="T7"><text:s text:c="8"/></text:span><text:span text:style-name="T8">text</text:span>:<text:span text:style-name="T7"> </text:span><text:span text:style-name="T10">qsTr</text:span>(<text:span text:style-name="T11">"Pointeau</text:span><text:span text:style-name="T7"> </text:span><text:span text:style-name="T11">scanné"</text:span>)</text:p>
      <text:p text:style-name="P39"><text:span text:style-name="T7"><text:s text:c="8"/></text:span><text:span text:style-name="T8">onClicked</text:span>:<text:span text:style-name="T7"> </text:span>{</text:p>
      <text:p text:style-name="P39"><text:span text:style-name="T7"><text:s text:c="12"/></text:span><text:span text:style-name="T11">//récupérer</text:span><text:span text:style-name="T7"> </text:span><text:span text:style-name="T11">l'index</text:span><text:span text:style-name="T7"> </text:span><text:span text:style-name="T11">courrant</text:span><text:span text:style-name="T7"> </text:span><text:span text:style-name="T11">de</text:span><text:span text:style-name="T7"> </text:span><text:span text:style-name="T11">l'item</text:span></text:p>
      <text:p text:style-name="P39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39"><text:span text:style-name="T7"><text:s text:c="12"/></text:span><text:span text:style-name="T11">//si</text:span><text:span text:style-name="T7"> </text:span><text:span text:style-name="T11">la</text:span><text:span text:style-name="T7"> </text:span><text:span text:style-name="T11">couleur</text:span><text:span text:style-name="T7"> </text:span><text:span text:style-name="T11">est</text:span><text:span text:style-name="T7"> </text:span><text:span text:style-name="T11">bleu</text:span></text:p>
      <text:p text:style-name="P39"><text:span text:style-name="T7"><text:s text:c="12"/></text:span><text:span text:style-name="T12">if</text:span>(<text:span text:style-name="T13">item</text:span>.etat<text:span text:style-name="T7"> </text:span>===<text:span text:style-name="T7"> </text:span><text:span text:style-name="T11">"#0000FF"</text:span>){</text:p>
      <text:p text:style-name="P39"><text:span text:style-name="T7"><text:s text:c="16"/></text:span><text:span text:style-name="T11">//il</text:span><text:span text:style-name="T7"> </text:span><text:span text:style-name="T11">met</text:span><text:span text:style-name="T7"> </text:span><text:span text:style-name="T11">en</text:span><text:span text:style-name="T7"> </text:span><text:span text:style-name="T11">vert</text:span></text:p>
      <text:p text:style-name="P39"><text:span text:style-name="T7"><text:s text:c="14"/></text:span><text:span text:style-name="T13">item</text:span>.etat<text:span text:style-name="T7"> </text:span>=<text:span text:style-name="T7"> </text:span><text:span text:style-name="T11">"#00FF00"</text:span>;</text:p>
      <text:p text:style-name="P39"><text:span text:style-name="T7"><text:s text:c="12"/></text:span>}</text:p>
      <text:p text:style-name="P39"><text:span text:style-name="T7"><text:s text:c="12"/></text:span><text:span text:style-name="T11">//il</text:span><text:span text:style-name="T7"> </text:span><text:span text:style-name="T11">incrémente</text:span><text:span text:style-name="T7"> </text:span><text:span text:style-name="T11">l'index</text:span><text:span text:style-name="T7"> </text:span><text:span text:style-name="T11">courant</text:span></text:p>
      <text:p text:style-name="P39"><text:span text:style-name="T7"><text:s text:c="12"/></text:span><text:span text:style-name="T9">listePointeaux</text:span>.incrementCurrentIndex();</text:p>
      <text:p text:style-name="P39"><text:span text:style-name="T7"><text:s text:c="12"/></text:span><text:span text:style-name="T11">//il</text:span><text:span text:style-name="T7"> </text:span><text:span text:style-name="T11">récupère</text:span><text:span text:style-name="T7"> </text:span><text:span text:style-name="T11">l'index</text:span><text:span text:style-name="T7"> </text:span><text:span text:style-name="T11">courrant</text:span></text:p>
      <text:p text:style-name="P39"><text:span text:style-name="T7"><text:s text:c="12"/>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39"><text:span text:style-name="T7"><text:s text:c="12"/></text:span><text:span text:style-name="T11">//l'état</text:span><text:span text:style-name="T7"> </text:span><text:span text:style-name="T11">du</text:span><text:span text:style-name="T7"> </text:span><text:span text:style-name="T11">pointeau</text:span><text:span text:style-name="T7"> </text:span><text:span text:style-name="T11">courrant</text:span><text:span text:style-name="T7"> </text:span><text:span text:style-name="T11">devient</text:span><text:span text:style-name="T7"> </text:span><text:span text:style-name="T11">bleu</text:span></text:p>
      <text:p text:style-name="P38"><text:span text:style-name="T7"><text:s text:c="12"/></text:span><text:span text:style-name="T13">item</text:span>.etat<text:span text:style-name="T7"> </text:span>=<text:span text:style-name="T7"> </text:span><text:span text:style-name="T11">"#0000FF"</text:span>;</text:p>
      <text:p text:style-name="P39"><text:span text:style-name="T7"><text:s text:c="8"/></text:span>}</text:p>
      <text:p text:style-name="P39"><text:span text:style-name="T7"><text:s text:c="4"/></text:span>}</text:p>
      <text:p text:style-name="P40">Après plusieurs test avec <text:span text:style-name="T14">la fonction «Qt.rgba(0, 0, 255)», on a remarqué que ce n’était pas la fonction la plus approprier pour mon utilisation. Il faut donc utiliser les couleurs en hexadécimale pour pouvoir faire une condition «if». </text:span></text:p>
      <text:p text:style-name="P36"/>
      <text:p text:style-name="P45">Jeudi 18 février :</text:p>
      <text:p text:style-name="P42">Test IHM et réalisation de l’IHM non fonctionnelle</text:p>
      <text:p text:style-name="P42">Début diagramme de classe</text:p>
      <text:p text:style-name="P42"/>
      <text:p text:style-name="P42"/>
      <text:p text:style-name="P28"><text:tab/><text:span text:style-name="T2">A faire :</text:span></text:p>
      <text:p text:style-name="P43">Chercher comment avoir accès à la BDD sqlite <text:span text:style-name="T3">en C++ et faire la liaison avec QML (</text:span><text:a xlink:type="simple" xlink:href="https://doc.qt.io/qt-5/qtqml-cppintegration-topic.html" text:style-name="Internet_20_link" text:visited-style-name="Visited_20_Internet_20_Link"><text:span text:style-name="T3">https://doc.qt.io/qt-5/qtqml-cppintegration-topic.html</text:span></text:a><text:span text:style-name="T3">)</text:span></text:p>
      <text:p text:style-name="P44">Finir recherches IHM <text:span text:style-name="T15">(arranger comme il faut chaque composants)</text:span></text:p>
      <text:p text:style-name="P44">Chercher comment utiliser la caméra du téléphone <text:span text:style-name="T16">(</text:span><text:a xlink:type="simple" xlink:href="https://doc.qt.io/qt-5/qml-qtmultimedia-camera.html" text:style-name="Internet_20_link" text:visited-style-name="Visited_20_Internet_20_Link"><text:span text:style-name="T16">https://doc.qt.io/qt-5/qml-qtmultimedia-camera.html</text:span></text:a><text:span text:style-name="T16">)</text:span></text:p>
      <text:p text:style-name="P44">Chercher comment récupérer l’heure du téléphone</text:p>
      <text:p text:style-name="P46">Chercher comment faire les boites de dialogues (<text:a xlink:type="simple" xlink:href="https://doc.qt.io/qt-5/qml-qtquick-dialogs-messagedialog.html" text:style-name="Internet_20_link" text:visited-style-name="Visited_20_Internet_20_Link">https://doc.qt.io/qt-5/qml-qtquick-dialogs-messagedialog.html</text:a>)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18T17:18:47.975795222</dc:date>
    <meta:editing-duration>PT10H54M36S</meta:editing-duration>
    <meta:editing-cycles>32</meta:editing-cycles>
    <meta:generator>LibreOffice/6.3.5.2$Linux_X86_64 LibreOffice_project/30$Build-2</meta:generator>
    <meta:document-statistic meta:table-count="0" meta:image-count="0" meta:object-count="0" meta:page-count="2" meta:paragraph-count="87" meta:word-count="416" meta:character-count="3275" meta:non-whitespace-character-count="2610"/>
  </office:meta>
</office:document-meta>
</file>